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73e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173e5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173e5"/>
    </style:style>
    <style:style style:name="T2" style:family="text">
      <style:text-properties officeooo:rsid="00130fc4"/>
    </style:style>
    <style:style style:name="T3" style:family="text">
      <style:text-properties officeooo:rsid="0015bc3f"/>
    </style:style>
    <style:style style:name="T4" style:family="text">
      <style:text-properties officeooo:rsid="00176e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0fc4" style:font-weight-asian="bold" style:font-weight-complex="bold"/>
    </style:style>
    <style:style style:name="T7" style:family="text">
      <style:text-properties officeooo:rsid="00181a22"/>
    </style:style>
    <style:style style:name="T8" style:family="text">
      <style:text-properties fo:font-weight="normal" officeooo:rsid="00181a2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xn.txt <text:span text:style-name="T7">(</text:span><text:span text:style-name="T8">analysis using hive)</text:span></text:p>
      <text:p text:style-name="Standard">..................</text:p>
      <text:p text:style-name="Standard"/>
      <text:p text:style-name="P2">id <text:s text:c="17"/><text:tab/>bigint <text:s text:c="13"/><text:tab/> <text:s text:c="19"/></text:p>
      <text:p text:style-name="P2">dates <text:s text:c="14"/>string <text:s text:c="13"/><text:tab/> <text:s text:c="19"/></text:p>
      <text:p text:style-name="P2">cid <text:s text:c="16"/><text:tab/>int <text:s text:c="16"/><text:tab/> <text:s text:c="19"/></text:p>
      <text:p text:style-name="P2">rate <text:s text:c="15"/><text:tab/>float <text:s text:c="14"/><text:tab/> <text:s text:c="19"/></text:p>
      <text:p text:style-name="P2">catogery <text:s text:c="8"/><text:span text:style-name="T4">s</text:span>tring <text:s text:c="13"/><text:tab/> <text:s text:c="19"/></text:p>
      <text:p text:style-name="P2">type <text:s text:c="15"/><text:tab/>string <text:s text:c="13"/><text:tab/> <text:s text:c="19"/></text:p>
      <text:p text:style-name="P2">loc <text:s text:c="16"/><text:tab/>string <text:s text:c="13"/><text:tab/> <text:s text:c="19"/></text:p>
      <text:p text:style-name="P2">country <text:s text:c="10"/>string <text:s text:c="13"/><text:tab/> <text:s text:c="19"/></text:p>
      <text:p text:style-name="P2">ptype <text:s text:c="13"/>string <text:s text:c="2"/></text:p>
      <text:p text:style-name="P2"/>
      <text:p text:style-name="P2"/>
      <text:p text:style-name="Standard">1. Find Row count</text:p>
      <text:p text:style-name="P2"><text:tab/>select count(*) from txn;</text:p>
      <text:p text:style-name="Standard"/>
      <text:p text:style-name="Standard">2. jan month oid,cusno,category,product,state</text:p>
      <text:p text:style-name="P2"><text:s/><text:tab/>create view jan1 as select id,cid,catogery,type,loc from txn where dates like '01%';</text:p>
      <text:p text:style-name="Standard"/>
      <text:p text:style-name="Standard"><text:tab/>A. Row count</text:p>
      <text:p text:style-name="P2"><text:tab/>select count(*) from jan1;</text:p>
      <text:p text:style-name="Standard"/>
      <text:p text:style-name="Standard">3. July Month oid,cusno,category,product,state</text:p>
      <text:p text:style-name="P3"><text:tab/>create view <text:span text:style-name="T1">aug</text:span> as select id,cid,catogery,type,loc from txn where dates like '0<text:span text:style-name="T1">7</text:span>%';</text:p>
      <text:p text:style-name="P1"/>
      <text:p text:style-name="Standard">B. Row count</text:p>
      <text:p text:style-name="P3"><text:tab/>select count(*) from <text:span text:style-name="T1">aug</text:span>;</text:p>
      <text:p text:style-name="P1"/>
      <text:p text:style-name="Standard">4. Each category [count desc sort]</text:p>
      <text:p text:style-name="P2"><text:tab/>select catogery,count(*) as cnt from txn group by catogery order by cnt desc; </text:p>
      <text:p text:style-name="Standard"><text:tab/></text:p>
      <text:p text:style-name="Standard">5. Category full deatils <text:span text:style-name="T3">(top in qn 4)</text:span></text:p>
      <text:p text:style-name="P2"><text:tab/>select * from txn where catogery='Outdoor Recreation';</text:p>
      <text:p text:style-name="Standard"/>
      <text:p text:style-name="Standard">6. Each paymethod count</text:p>
      <text:p text:style-name="Standard"><text:tab/> <text:span text:style-name="T5">select ptype,count(*) from txn group by ptype;</text:span> </text:p>
      <text:p text:style-name="Standard"/>
      <text:p text:style-name="Standard">7. jan-july month purchase count [include]</text:p>
      <text:p text:style-name="P2"><text:tab/>create view dat as select dates from txn <text:s/>where dates between '01%' and '07.*';</text:p>
      <text:p text:style-name="P2"><text:tab/>select count(*) from dat;</text:p>
      <text:p text:style-name="Standard"/>
      <text:p text:style-name="Standard">8. Each category total amount</text:p>
      <text:p text:style-name="Standard"><text:span text:style-name="T5"><text:tab/>select catogery,sum(rate) from txn group by catogery;</text:span> </text:p>
      <text:p text:style-name="Standard"/>
      <text:p text:style-name="Standard">9. Each category maximum amount</text:p>
      <text:p text:style-name="P2"><text:tab/>select catogery,<text:span text:style-name="T2">max</text:span>(rate) from txn group by catogery; </text:p>
      <text:p text:style-name="Standard"/>
      <text:p text:style-name="Standard">10. Each category avg amount</text:p>
      <text:p text:style-name="Standard"><text:span text:style-name="T5"><text:tab/>select catogery,</text:span><text:span text:style-name="T6">avg</text:span><text:span text:style-name="T5">(rate) from txn group by catogery;</text:span> </text:p>
      <text:p text:style-name="Standard"/>
      <text:p text:style-name="Standard"/>
      <text:p text:style-name="Standard"><text:soft-page-break/>11.total amount by cash and credit card</text:p>
      <text:p text:style-name="P2"><text:tab/>select ptype,sum(rate) from txn group by ptype;</text:p>
      <text:p text:style-name="Standard"/>
      <text:p text:style-name="Standard">12. Indoor games ,total amount</text:p>
      <text:p text:style-name="Standard"><text:tab/> <text:span text:style-name="T5">select catogery,sum(rate) from txn where catogery='Indoor Games' group by catogery;</text:span> </text:p>
      <text:p text:style-name="Standard"/>
      <text:p text:style-name="Standard">13. Each state count</text:p>
      <text:p text:style-name="Standard"><text:span text:style-name="T5"><text:tab/>select loc,count(*) from txn group by loc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9T19:30:02.906172315</meta:creation-date>
    <dc:date>2023-03-29T20:42:47.521772560</dc:date>
    <meta:editing-duration>PT11M4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222" meta:character-count="1892" meta:non-whitespace-character-count="1267"/>
  </office:meta>
</office:document-meta>
</file>